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YBAR PEVE FRANCISCO RUDENC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VAREZ GOMEZ, CARLOS RAFA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AYBAR PEVE FRANCISCO RUDENCIO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POLLOS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5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4:24:4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